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BC0000008D56E49A4F.png" manifest:media-type="image/png"/>
  <manifest:file-entry manifest:full-path="Pictures/10000001000002F40000014F427423E0.png" manifest:media-type="image/png"/>
  <manifest:file-entry manifest:full-path="Pictures/10000001000003EE00000154A72E40F6.png" manifest:media-type="image/png"/>
  <manifest:file-entry manifest:full-path="Pictures/10000001000004E2000000542BB108ED.png" manifest:media-type="image/png"/>
  <manifest:file-entry manifest:full-path="Pictures/100000010000025D00000400F4BD63CE.png" manifest:media-type="image/png"/>
  <manifest:file-entry manifest:full-path="Pictures/100000010000036D0000012868595BBC.png" manifest:media-type="image/png"/>
  <manifest:file-entry manifest:full-path="Pictures/100000010000037B000003FEE069CDEC.png" manifest:media-type="image/png"/>
  <manifest:file-entry manifest:full-path="Pictures/1000000100000292000002754B739F21.png" manifest:media-type="image/png"/>
  <manifest:file-entry manifest:full-path="Pictures/100000010000053E00000054832921C7.png" manifest:media-type="image/png"/>
  <manifest:file-entry manifest:full-path="Pictures/10000001000002920000024B26108681.png" manifest:media-type="image/png"/>
  <manifest:file-entry manifest:full-path="Pictures/10000001000002F70000004833B321C1.png" manifest:media-type="image/png"/>
  <manifest:file-entry manifest:full-path="Pictures/10000001000003900000016BC2B61452.png" manifest:media-type="image/png"/>
  <manifest:file-entry manifest:full-path="Pictures/100000010000030E000004383999BDFF.png" manifest:media-type="image/png"/>
  <manifest:file-entry manifest:full-path="Pictures/10000001000005EC000000A356E2C8A4.png" manifest:media-type="image/png"/>
  <manifest:file-entry manifest:full-path="Pictures/10000001000003100000014E0D166486.png" manifest:media-type="image/png"/>
  <manifest:file-entry manifest:full-path="Pictures/1000000100000456000002CBB7939FDC.png" manifest:media-type="image/png"/>
  <manifest:file-entry manifest:full-path="Pictures/10000001000002D5000002A98F6ED957.png" manifest:media-type="image/png"/>
  <manifest:file-entry manifest:full-path="Pictures/10000001000005390000006912D134FC.png" manifest:media-type="image/png"/>
  <manifest:file-entry manifest:full-path="Pictures/100000010000060600000087451ACAA5.png" manifest:media-type="image/png"/>
  <manifest:file-entry manifest:full-path="Pictures/100000010000060D000000B00F25246E.png" manifest:media-type="image/png"/>
  <manifest:file-entry manifest:full-path="Pictures/1000000100000601000000555E19523F.png" manifest:media-type="image/png"/>
  <manifest:file-entry manifest:full-path="Pictures/10000001000005D900000361DC6C5023.png" manifest:media-type="image/png"/>
  <manifest:file-entry manifest:full-path="Pictures/10000001000002AB000002EC909AA4DC.png" manifest:media-type="image/png"/>
  <manifest:file-entry manifest:full-path="Pictures/100000010000060D0000008A8CE5080C.png" manifest:media-type="image/png"/>
  <manifest:file-entry manifest:full-path="Pictures/10000001000003630000040093A99F28.png" manifest:media-type="image/png"/>
  <manifest:file-entry manifest:full-path="Pictures/1000000100000264000001F1FD946A8E.png" manifest:media-type="image/png"/>
  <manifest:file-entry manifest:full-path="Pictures/100000010000054100000093953C49C9.png" manifest:media-type="image/png"/>
  <manifest:file-entry manifest:full-path="Pictures/1000000100000669000003F9B6D0E68C.png" manifest:media-type="image/png"/>
  <manifest:file-entry manifest:full-path="Pictures/10000001000005BA000000B5EA6B05EE.png" manifest:media-type="image/png"/>
  <manifest:file-entry manifest:full-path="Pictures/100000010000065D000000E7F8E51814.png" manifest:media-type="image/png"/>
  <manifest:file-entry manifest:full-path="Pictures/1000000100000310000000FDB8A67B7F.png" manifest:media-type="image/png"/>
  <manifest:file-entry manifest:full-path="Pictures/100000010000064D00000126B9636751.png" manifest:media-type="image/png"/>
  <manifest:file-entry manifest:full-path="Pictures/10000001000005BF0000007EBAE7360E.png" manifest:media-type="image/png"/>
  <manifest:file-entry manifest:full-path="Pictures/10000001000002880000039965847E40.png" manifest:media-type="image/png"/>
  <manifest:file-entry manifest:full-path="Pictures/10000001000005A10000008761D342E7.png" manifest:media-type="image/png"/>
  <manifest:file-entry manifest:full-path="Pictures/100000010000059E000000A09A3A875F.png" manifest:media-type="image/png"/>
  <manifest:file-entry manifest:full-path="Pictures/10000001000002A9000003FC152FB187.png" manifest:media-type="image/png"/>
  <manifest:file-entry manifest:full-path="Pictures/10000001000005C6000000649FC50848.png" manifest:media-type="image/png"/>
  <manifest:file-entry manifest:full-path="Pictures/10000001000002B5000001C74670D16C.png" manifest:media-type="image/png"/>
  <manifest:file-entry manifest:full-path="Pictures/10000001000002ED0000026DA28B91A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2043in" svg:y="0in" svg:width="6.3008in" svg:height="2.7917in" draw:z-index="0"><draw:image xlink:href="Pictures/10000001000002F40000014F427423E0.png" xlink:type="simple" xlink:show="embed" xlink:actuate="onLoad" draw:mime-type="image/png"/></draw:frame><draw:frame draw:style-name="fr1" draw:name="Image2" text:anchor-type="char" svg:x="-0.0252in" svg:y="3.0752in" svg:width="6.9252in" svg:height="2.3366in" draw:z-index="1"><draw:image xlink:href="Pictures/100000010000036D0000012868595BBC.png" xlink:type="simple" xlink:show="embed" xlink:actuate="onLoad" draw:mime-type="image/png"/></draw:frame><draw:frame draw:style-name="fr1" draw:name="Image3" text:anchor-type="char" svg:x="0.0917in" svg:y="5.8665in" svg:width="6.3252in" svg:height="0.6in" draw:z-index="2"><draw:image xlink:href="Pictures/10000001000002F70000004833B321C1.png" xlink:type="simple" xlink:show="embed" xlink:actuate="onLoad" draw:mime-type="image/png"/></draw:frame><text:s text:c="6"/></text:p>
      <text:p text:style-name="Standard"/>
      <text:p text:style-name="Standard"/>
      <text:p text:style-name="Standard"/>
      <text:p text:style-name="Standard"><draw:frame draw:style-name="fr1" draw:name="Image4" text:anchor-type="char" svg:x="0.0126in" svg:y="0in" svg:width="6.9173in" svg:height="2.3398in" draw:z-index="3"><draw:image xlink:href="Pictures/10000001000003EE00000154A72E40F6.png" xlink:type="simple" xlink:show="embed" xlink:actuate="onLoad" draw:mime-type="image/png"/></draw:frame></text:p>
      <text:p text:style-name="Standard"/>
      <text:p text:style-name="Standard"><draw:frame draw:style-name="fr1" draw:name="Image5" text:anchor-type="char" svg:x="0.1126in" svg:y="0.5346in" svg:width="6.6256in" svg:height="0.4425in" draw:z-index="4"><draw:image xlink:href="Pictures/10000001000004E2000000542BB108ED.png" xlink:type="simple" xlink:show="embed" xlink:actuate="onLoad" draw:mime-type="image/png"/></draw:frame><text:soft-page-break/><text:s text:c="2"/></text:p>
      <text:p text:style-name="Standard"/>
      <text:p text:style-name="Standard"/>
      <text:p text:style-name="Standard"><draw:frame draw:style-name="fr1" draw:name="Image6" text:anchor-type="char" svg:x="0.0165in" svg:y="0.3835in" svg:width="7.0299in" svg:height="2.7555in" draw:z-index="5"><draw:image xlink:href="Pictures/10000001000003900000016BC2B61452.png" xlink:type="simple" xlink:show="embed" xlink:actuate="onLoad" draw:mime-type="image/png"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7" text:anchor-type="char" svg:width="6.9252in" svg:height="0.4335in" draw:z-index="6"><draw:image xlink:href="Pictures/100000010000053E00000054832921C7.png" xlink:type="simple" xlink:show="embed" xlink:actuate="onLoad" draw:mime-type="image/png"/></draw:frame><text:s/></text:p>
      <text:p text:style-name="Standard"><text:s/><draw:frame draw:style-name="fr1" draw:name="Image8" text:anchor-type="char" svg:x="0.6957in" svg:y="0.0146in" svg:width="5.3008in" svg:height="3.7134in" draw:z-index="7"><draw:image xlink:href="Pictures/1000000100000292000002754B739F2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9" text:anchor-type="char" svg:x="0in" svg:y="0.0583in" svg:width="6.9252in" svg:height="0.7445in" draw:z-index="8"><draw:image xlink:href="Pictures/10000001000005EC000000A356E2C8A4.png" xlink:type="simple" xlink:show="embed" xlink:actuate="onLoad" draw:mime-type="image/png"/></draw:frame></text:p>
      <text:p text:style-name="Standard"/>
      <text:p text:style-name="Standard"><draw:frame draw:style-name="fr1" draw:name="Image10" text:anchor-type="char" svg:x="0.3917in" svg:y="0in" svg:width="6.0425in" svg:height="5.6752in" draw:z-index="9"><draw:image xlink:href="Pictures/10000001000002D5000002A98F6ED957.png" xlink:type="simple" xlink:show="embed" xlink:actuate="onLoad" draw:mime-type="image/png"/></draw:frame></text:p>
      <text:p text:style-name="Standard"/>
      <text:p text:style-name="Standard"><draw:frame draw:style-name="fr1" draw:name="Image11" text:anchor-type="char" svg:x="0in" svg:y="0.1665in" svg:width="6.9252in" svg:height="0.702in" draw:z-index="10"><draw:image xlink:href="Pictures/100000010000060600000087451ACAA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12" text:anchor-type="char" svg:x="0.8598in" svg:y="-0.0083in" svg:width="5.2307in" svg:height="5.7744in" draw:z-index="11"><draw:image xlink:href="Pictures/100000010000030E000004383999BDFF.png" xlink:type="simple" xlink:show="embed" xlink:actuate="onLoad" draw:mime-type="image/png"/></draw:frame><text:soft-page-break/></text:p>
      <text:p text:style-name="Standard"/>
      <text:p text:style-name="Standard"/>
      <text:p text:style-name="Standard">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3" text:anchor-type="char" svg:x="0.0083in" svg:y="1.0484in" svg:width="6.9252in" svg:height="0.9075in" draw:z-index="12"><draw:image xlink:href="Pictures/100000010000060D000000B00F25246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4" text:anchor-type="char" svg:x="0.6709in" svg:y="-0.0299in" svg:width="5.4091in" svg:height="4.6091in" draw:z-index="13"><draw:image xlink:href="Pictures/10000001000002920000024B26108681.png" xlink:type="simple" xlink:show="embed" xlink:actuate="onLoad" draw:mime-type="image/png"/></draw:frame><text:soft-page-break/></text:p>
      <text:p text:style-name="Standard"/>
      <text:p text:style-name="Standard"/>
      <text:p text:style-name="Standard"><text:s/></text:p>
      <text:p text:style-name="Standard"/>
      <text:p text:style-name="Standard"><text:s text:c="6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5" text:anchor-type="char" svg:x="0.3457in" svg:y="0.0598in" svg:width="6.2508in" svg:height="4.1673in" draw:z-index="14"><draw:image xlink:href="Pictures/1000000100000456000002CBB7939FDC.png" xlink:type="simple" xlink:show="embed" xlink:actuate="onLoad" draw:mime-type="image/png"/></draw:frame></text:p>
      <text:p text:style-name="Standard"><text:soft-page-break/></text:p>
      <text:p text:style-name="Standard"/>
      <text:p text:style-name="Standard"><draw:frame draw:style-name="fr1" draw:name="Image16" text:anchor-type="char" svg:x="0in" svg:y="0.0165in" svg:width="6.9252in" svg:height="0.5047in" draw:z-index="15"><draw:image xlink:href="Pictures/1000000100000601000000555E19523F.png" xlink:type="simple" xlink:show="embed" xlink:actuate="onLoad" draw:mime-type="image/png"/></draw:frame></text:p>
      <text:p text:style-name="Standard"><text:s text:c="2"/></text:p>
      <text:p text:style-name="Standard"><draw:frame draw:style-name="fr1" draw:name="Image17" text:anchor-type="char" svg:x="1.011in" svg:y="0.0083in" svg:width="4.3693in" svg:height="4.7854in" draw:z-index="16"><draw:image xlink:href="Pictures/10000001000002AB000002EC909AA4D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3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8" text:anchor-type="char" svg:x="-0.05in" svg:y="0.3417in" svg:width="6.9252in" svg:height="0.8083in" draw:z-index="17"><draw:image xlink:href="Pictures/100000010000060D0000008A8CE5080C.png" xlink:type="simple" xlink:show="embed" xlink:actuate="onLoad" draw:mime-type="image/png"/></draw:frame>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19" text:anchor-type="char" svg:x="0.3626in" svg:y="0.6571in" svg:width="6.2425in" svg:height="7.6925in" draw:z-index="18"><draw:image xlink:href="Pictures/100000010000037B000003FEE069CDEC.png" xlink:type="simple" xlink:show="embed" xlink:actuate="onLoad" draw:mime-type="image/png"/></draw:frame>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0" text:anchor-type="char" svg:x="0.4043in" svg:y="0.0252in" svg:width="6.2425in" svg:height="6.3591in" draw:z-index="19"><draw:image xlink:href="Pictures/10000001000003630000040093A99F28.png" xlink:type="simple" xlink:show="embed" xlink:actuate="onLoad" draw:mime-type="image/png"/></draw:frame><text:soft-page-break/></text:p>
      <text:p text:style-name="Standard"/>
      <text:p text:style-name="Standard"/>
      <text:p text:style-name="Standard"><draw:frame draw:style-name="fr1" draw:name="Image21" text:anchor-type="char" svg:x="-0.0665in" svg:y="0.2252in" svg:width="6.9252in" svg:height="0.7563in" draw:z-index="20"><draw:image xlink:href="Pictures/100000010000054100000093953C49C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2" text:anchor-type="char" svg:x="-0.3457in" svg:y="-0.3374in" svg:width="7.6839in" svg:height="4.5134in" draw:z-index="21"><draw:image xlink:href="Pictures/10000001000005D900000361DC6C5023.png" xlink:type="simple" xlink:show="embed" xlink:actuate="onLoad" draw:mime-type="image/png"/></draw:frame><text:soft-page-break/></text:p>
      <text:p text:style-name="Standard"><draw:frame draw:style-name="fr1" draw:name="Image23" text:anchor-type="char" svg:x="-0.4043in" svg:y="0.1091in" svg:width="7.7256in" svg:height="4.7091in" draw:z-index="22"><draw:image xlink:href="Pictures/1000000100000669000003F9B6D0E68C.png" xlink:type="simple" xlink:show="embed" xlink:actuate="onLoad" draw:mime-type="image/png"/></draw:frame></text:p>
      <text:p text:style-name="Standard"><draw:frame draw:style-name="fr2" draw:name="Image24" text:anchor-type="char" svg:width="6.9252in" svg:height="0.8547in" draw:z-index="23"><draw:image xlink:href="Pictures/10000001000005BA000000B5EA6B05EE.png" xlink:type="simple" xlink:show="embed" xlink:actuate="onLoad" draw:mime-type="image/png"/></draw:frame><text:soft-page-break/></text:p>
      <text:p text:style-name="Standard"><text:s text:c="2"/><draw:frame draw:style-name="fr1" draw:name="Image25" text:anchor-type="char" svg:x="-0.1126in" svg:y="0.1252in" svg:width="6.8173in" svg:height="2.6752in" draw:z-index="24"><draw:image xlink:href="Pictures/1000000100000310000000FDB8A67B7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 text:c="2"/></text:p>
      <text:p text:style-name="Standard"/>
      <text:p text:style-name="Standard"><text:s/></text:p>
      <text:p text:style-name="Standard"/>
      <text:p text:style-name="Standard"><draw:frame draw:style-name="fr1" draw:name="Image26" text:anchor-type="char" svg:x="-0.1543in" svg:y="0.05in" svg:width="6.9673in" svg:height="3.3252in" draw:z-index="25"><draw:image xlink:href="Pictures/10000001000003100000014E0D166486.png" xlink:type="simple" xlink:show="embed" xlink:actuate="onLoad" draw:mime-type="image/png"/></draw:frame></text:p>
      <text:p text:style-name="Standard"/>
      <text:p text:style-name="Standard"><draw:frame draw:style-name="fr1" draw:name="Image27" text:anchor-type="char" svg:x="0in" svg:y="0.0835in" svg:width="6.9252in" svg:height="1.2618in" draw:z-index="26"><draw:image xlink:href="Pictures/100000010000064D00000126B9636751.png" xlink:type="simple" xlink:show="embed" xlink:actuate="onLoad" draw:mime-type="image/png"/></draw:frame><text:soft-page-break/><text:s/></text:p>
      <text:p text:style-name="Standard"><draw:frame draw:style-name="fr1" draw:name="Image28" text:anchor-type="char" svg:x="1.0417in" svg:y="0.1425in" svg:width="5.1283in" svg:height="6.2256in" draw:z-index="27"><draw:image xlink:href="Pictures/100000010000025D00000400F4BD63CE.png" xlink:type="simple" xlink:show="embed" xlink:actuate="onLoad" draw:mime-type="image/png"/></draw:frame>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9" text:anchor-type="char" svg:x="0in" svg:y="0.2917in" svg:width="6.9252in" svg:height="0.5929in" draw:z-index="28"><draw:image xlink:href="Pictures/10000001000005BF0000007EBAE7360E.png" xlink:type="simple" xlink:show="embed" xlink:actuate="onLoad" draw:mime-type="image/png"/></draw:frame></text:p>
      <text:p text:style-name="Standard"/>
      <text:p text:style-name="Standard"/>
      <text:p text:style-name="Standard"><text:soft-page-break/><text:s/><draw:frame draw:style-name="fr1" draw:name="Image30" text:anchor-type="char" svg:x="0.8543in" svg:y="0.1665in" svg:width="5.2425in" svg:height="6.8992in" draw:z-index="29"><draw:image xlink:href="Pictures/10000001000002880000039965847E40.png" xlink:type="simple" xlink:show="embed" xlink:actuate="onLoad" draw:mime-type="image/png"/></draw:frame>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1" text:anchor-type="char" svg:x="0.0417in" svg:y="0.2835in" svg:width="6.9252in" svg:height="0.8575in" draw:z-index="30"><draw:image xlink:href="Pictures/10000001000005A10000008761D342E7.png" xlink:type="simple" xlink:show="embed" xlink:actuate="onLoad" draw:mime-type="image/png"/></draw:frame><text:s text:c="2"/></text:p>
      <text:p text:style-name="Standard"/>
      <text:p text:style-name="Standard"/>
      <text:p text:style-name="Standard"/>
      <text:p text:style-name="Standard"/>
      <text:p text:style-name="Standard"><text:soft-page-break/><text:s text:c="146"/></text:p>
      <text:p text:style-name="Standard"><draw:frame draw:style-name="fr1" draw:name="Image32" text:anchor-type="char" svg:x="0.7543in" svg:y="0.0181in" svg:width="5.0543in" svg:height="7.4508in" draw:z-index="31"><draw:image xlink:href="Pictures/10000001000002A9000003FC152FB187.png" xlink:type="simple" xlink:show="embed" xlink:actuate="onLoad" draw:mime-type="image/png"/></draw:frame>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3" text:anchor-type="char" svg:x="0.0665in" svg:y="0.15in" svg:width="6.9252in" svg:height="0.7189in" draw:z-index="32"><draw:image xlink:href="Pictures/10000001000005C6000000649FC50848.png" xlink:type="simple" xlink:show="embed" xlink:actuate="onLoad" draw:mime-type="image/png"/></draw:frame></text:p>
      <text:p text:style-name="Standard"><draw:frame draw:style-name="fr1" draw:name="Image34" text:anchor-type="char" svg:x="0.4209in" svg:y="0.4374in" svg:width="6.1839in" svg:height="4.4673in" draw:z-index="33"><draw:image xlink:href="Pictures/10000001000002B5000001C74670D16C.png" xlink:type="simple" xlink:show="embed" xlink:actuate="onLoad" draw:mime-type="image/png"/></draw:frame><draw:frame draw:style-name="fr1" draw:name="Image35" text:anchor-type="char" svg:x="-0.1917in" svg:y="5.1583in" svg:width="6.9252in" svg:height="0.6646in" draw:z-index="34"><draw:image xlink:href="Pictures/10000001000005BC0000008D56E49A4F.png" xlink:type="simple" xlink:show="embed" xlink:actuate="onLoad" draw:mime-type="image/png"/></draw:frame><text:soft-page-break/><text:s text:c="2"/></text:p>
      <text:p text:style-name="Standard"/>
      <text:p text:style-name="Standard"/>
      <text:p text:style-name="Standard"><text:s/></text:p>
      <text:p text:style-name="Standard"/>
      <text:p text:style-name="Standard"><draw:frame draw:style-name="fr1" draw:name="Image36" text:anchor-type="char" svg:x="-0.5957in" svg:y="0.0846in" svg:width="8.1173in" svg:height="2.7283in" draw:z-index="35"><draw:image xlink:href="Pictures/100000010000065D000000E7F8E51814.png" xlink:type="simple" xlink:show="embed" xlink:actuate="onLoad" draw:mime-type="image/png"/></draw:frame><text:s/></text:p>
      <text:p text:style-name="Standard"/>
      <text:p text:style-name="Standard"><draw:frame draw:style-name="fr2" draw:name="Image37" text:anchor-type="char" svg:width="6.9252in" svg:height="0.5437in" draw:z-index="36"><draw:image xlink:href="Pictures/10000001000005390000006912D134FC.png" xlink:type="simple" xlink:show="embed" xlink:actuate="onLoad" draw:mime-type="image/png"/></draw:frame><text:soft-page-break/><text:s/></text:p>
      <text:p text:style-name="Standard"><draw:frame draw:style-name="fr1" draw:name="Image38" text:anchor-type="char" svg:x="0.3417in" svg:y="0.2335in" svg:width="6.2425in" svg:height="5.1752in" draw:z-index="37"><draw:image xlink:href="Pictures/10000001000002ED0000026DA28B91A3.png" xlink:type="simple" xlink:show="embed" xlink:actuate="onLoad" draw:mime-type="image/png"/></draw:frame></text:p>
      <text:p text:style-name="Standard"/>
      <text:p text:style-name="Standard"><draw:frame draw:style-name="fr1" draw:name="Image39" text:anchor-type="char" svg:x="0in" svg:y="0.7165in" svg:width="6.9252in" svg:height="0.922in" draw:z-index="38"><draw:image xlink:href="Pictures/100000010000059E000000A09A3A875F.png" xlink:type="simple" xlink:show="embed" xlink:actuate="onLoad" draw:mime-type="image/png"/></draw:frame></text:p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40" text:anchor-type="char" svg:x="0.0043in" svg:y="0.8165in" svg:width="7.0591in" svg:height="5.7437in" draw:z-index="39"><draw:image xlink:href="Pictures/1000000100000264000001F1FD946A8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7T15:06:01.667000000</meta:creation-date>
    <dc:date>2024-09-07T16:19:33.532000000</dc:date>
    <meta:editing-duration>PT1M48S</meta:editing-duration>
    <meta:editing-cycles>1</meta:editing-cycles>
    <meta:generator>LibreOffice/24.8.0.3$Windows_X86_64 LibreOffice_project/0bdf1299c94fe897b119f97f3c613e9dca6be583</meta:generator>
    <meta:document-statistic meta:table-count="0" meta:image-count="40" meta:object-count="0" meta:page-count="16" meta:paragraph-count="27" meta:word-count="0" meta:character-count="194" meta:non-whitespace-character-count="0"/>
  </office:meta>
</office:document-meta>
</file>